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eakElement.setPenaltyValue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Element.getPenalty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Element.BreakElement( Position position , int penaltyValue ,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Element.clearPendingMa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eakElement.getPenal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Element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reakElement.BreakElement( Position position , int penaltyWidth , int penaltyValue , int breakClass ,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eakElement.getPendingAfterMa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reakElement.setBreakClass( int break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Element.isCond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Element.getBreak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Element.isForced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Element.getPendingBeforeMa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